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4.0938in" fo:margin-left="1.4583in" table:align="left" style:writing-mode="lr-tb"/>
    </style:style>
    <style:style style:name="Table3.A" style:family="table-column">
      <style:table-column-properties style:column-width="4.0938in"/>
    </style:style>
    <style:style style:name="Table3.A1" style:family="table-cell">
      <style:table-cell-properties style:vertical-align="top" fo:background-color="#9900ff" fo:padding="0.0694in" fo:border="1pt solid #000000">
        <style:background-image/>
      </style:table-cell-properties>
    </style:style>
    <style:style style:name="Table3.A2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4.0938in" fo:margin-left="1.4583in" table:align="left" style:writing-mode="lr-tb"/>
    </style:style>
    <style:style style:name="Table5.A" style:family="table-column">
      <style:table-column-properties style:column-width="4.0938in"/>
    </style:style>
    <style:style style:name="Table5.A1" style:family="table-cell">
      <style:table-cell-properties style:vertical-align="top" fo:background-color="#9900ff" fo:padding="0.0694in" fo:border="1pt solid #000000">
        <style:background-image/>
      </style:table-cell-properties>
    </style:style>
    <style:style style:name="Table5.A2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5.A3" style:family="table-cell">
      <style:table-cell-properties style:vertical-align="top" fo:background-color="#f1c232" fo:padding="0.0694in" fo:border="1pt solid #000000">
        <style:background-image/>
      </style:table-cell-properties>
    </style:style>
    <style:style style:name="Table6" style:family="table">
      <style:table-properties style:width="6.925in" fo:margin-left="0in" table:align="left" style:writing-mode="lr-tb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Table7" style:family="table">
      <style:table-properties style:width="4.0938in" fo:margin-left="1.4583in" table:align="left" style:writing-mode="lr-tb"/>
    </style:style>
    <style:style style:name="Table7.A" style:family="table-column">
      <style:table-column-properties style:column-width="4.0938in"/>
    </style:style>
    <style:style style:name="Table7.A1" style:family="table-cell">
      <style:table-cell-properties style:vertical-align="top" fo:background-color="#9900ff" fo:padding="0.0694in" fo:border="1pt solid #000000">
        <style:background-image/>
      </style:table-cell-properties>
    </style:style>
    <style:style style:name="Table7.A2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6.925in" fo:margin-left="0in" table:align="left" style:writing-mode="lr-tb"/>
    </style:style>
    <style:style style:name="Table9.A" style:family="table-column">
      <style:table-column-properties style:column-width="6.925in"/>
    </style:style>
    <style:style style:name="Table9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9.A2" style:family="table-cell">
      <style:table-cell-properties style:vertical-align="top" fo:padding="0.0694in" fo:border="1pt solid #000000"/>
    </style:style>
    <style:style style:name="Table9.A4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4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15c0fb" officeooo:paragraph-rsid="0015c0fb" style:font-name-asian="Verdana" style:font-style-asian="normal" style:font-weight-asian="normal" style:font-name-complex="Verdana" style:font-style-complex="normal" style:font-weight-complex="normal"/>
    </style:style>
    <style:style style:name="P1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9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P20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2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 style:list-style-name="LS2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5c0f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ffff00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5c0fb" fo:background-color="#ffff00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80ff2" fo:background-color="#ffff00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80ff2" fo:background-color="transparent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INKER ACADEMY</text:p>
      <text:p text:style-name="P2"/>
      <text:p text:style-name="P7">SCRATCH Programming Advanced</text:p>
      <text:p text:style-name="P4"/>
      <text:p text:style-name="P9">Quiz 2: Scratch 2 Programming Concepts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Welcome to the Class!</text:p>
            <text:p text:style-name="P12"/>
            <text:p text:style-name="P11"><text:span text:style-name="T2">This quiz will cover the </text:span><text:span text:style-name="T9">second</text:span><text:span text:style-name="T2"> SCRATCH Programming Advanced class.</text:span></text:p>
            <text:p text:style-name="P12"/>
            <text:p text:style-name="P12">This quiz is graded!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Question 1</text:p>
          </table:table-cell>
        </table:table-row>
        <table:table-row>
          <table:table-cell table:style-name="Table2.A2" office:value-type="string">
            <text:p text:style-name="P12">A Student has defined a new function as follows</text:p>
            <text:p text:style-name="P12"/>
            <text:p text:style-name="P13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2">define MOVE_1_STEP</text:p>
                </table:table-cell>
              </table:table-row>
              <table:table-row>
                <table:table-cell table:style-name="Table3.A2" office:value-type="string">
                  <text:p text:style-name="P17">change x by 1</text:p>
                </table:table-cell>
              </table:table-row>
            </table:table>
            <text:p text:style-name="P14"/>
            <text:p text:style-name="P13">The student then uses the function in a script that repeats 100 times.</text:p>
            <text:p text:style-name="P12"/>
            <text:p text:style-name="P12">Karel is initially at (0,0). Where will Karel end up once the script runs?</text:p>
            <text:p text:style-name="P12"/>
            <text:p text:style-name="P12">Write your answer in the answer box below</text:p>
          </table:table-cell>
        </table:table-row>
        <table:table-row>
          <table:table-cell table:style-name="Table2.A1" office:value-type="string">
            <text:p text:style-name="P12">Answer</text:p>
          </table:table-cell>
        </table:table-row>
        <table:table-row>
          <table:table-cell table:style-name="Table2.A4" office:value-type="string">
            <text:p text:style-name="P16">(100,0)</text:p>
            <text:p text:style-name="P12"/>
            <text:p text:style-name="P12"/>
          </table:table-cell>
        </table:table-row>
      </table:table>
      <text:p text:style-name="P1"/>
      <text:p text:style-name="P10"/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12">Question 2</text:p>
          </table:table-cell>
        </table:table-row>
        <table:table-row>
          <table:table-cell table:style-name="Table4.A2" office:value-type="string">
            <text:p text:style-name="P15"/>
            <text:p text:style-name="P12">A Student has defined a new function as follows</text:p>
            <text:p text:style-name="P12"/>
            <text:p text:style-name="P13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2">define MOVE_1_STEP_AND_WAIT</text:p>
                </table:table-cell>
              </table:table-row>
              <table:table-row>
                <table:table-cell table:style-name="Table5.A2" office:value-type="string">
                  <text:p text:style-name="P12"><text:soft-page-break/>change x by 1</text:p>
                </table:table-cell>
              </table:table-row>
              <table:table-row>
                <table:table-cell table:style-name="Table5.A3" office:value-type="string">
                  <text:p text:style-name="P12">forever</text:p>
                </table:table-cell>
              </table:table-row>
              <table:table-row>
                <table:table-cell table:style-name="Table5.A3" office:value-type="string">
                  <text:p text:style-name="P12"><text:s text:c="7"/>wait (1) sec</text:p>
                </table:table-cell>
              </table:table-row>
            </table:table>
            <text:p text:style-name="P14"/>
            <text:p text:style-name="P12"/>
            <text:p text:style-name="P13">The student then uses the function in a script that repeats 100 times.</text:p>
            <text:p text:style-name="P12"/>
            <text:p text:style-name="P12">Karel is initially at (0,0). Where will Karel end up once the script runs?</text:p>
            <text:p text:style-name="P12"/>
            <text:p text:style-name="P12"/>
            <text:p text:style-name="P12">Write your answer in the answer box below</text:p>
          </table:table-cell>
        </table:table-row>
        <table:table-row>
          <table:table-cell table:style-name="Table4.A1" office:value-type="string">
            <text:p text:style-name="P12">Answer</text:p>
          </table:table-cell>
        </table:table-row>
        <table:table-row>
          <table:table-cell table:style-name="Table4.A4" office:value-type="string">
            <text:p text:style-name="P16">(1,0)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10"/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p text:style-name="P12">Question 3</text:p>
          </table:table-cell>
        </table:table-row>
        <table:table-row>
          <table:table-cell table:style-name="Table6.A2" office:value-type="string">
            <text:p text:style-name="P12">A Student has defined a new function as follows</text:p>
            <text:p text:style-name="P12"/>
            <text:p text:style-name="P13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2">define MOVE_1_STEP_AND_WAIT</text:p>
                </table:table-cell>
              </table:table-row>
              <table:table-row>
                <table:table-cell table:style-name="Table7.A2" office:value-type="string">
                  <text:p text:style-name="P12">change x by 1</text:p>
                </table:table-cell>
              </table:table-row>
              <table:table-row>
                <table:table-cell table:style-name="Table7.A1" office:value-type="string">
                  <text:p text:style-name="P12">MOVE_1_STEP_AND_WAIT</text:p>
                </table:table-cell>
              </table:table-row>
            </table:table>
            <text:p text:style-name="P14"/>
            <text:p text:style-name="P12"/>
            <text:p text:style-name="P13">The student then uses the function in a script that repeats 100 times.</text:p>
            <text:p text:style-name="P12"/>
            <text:p text:style-name="P12">Karel is initially at (0,0). Where will Karel end up once the script runs?</text:p>
            <text:p text:style-name="P12"/>
            <text:p text:style-name="P12">Write your answer in the answer box below</text:p>
          </table:table-cell>
        </table:table-row>
        <table:table-row>
          <table:table-cell table:style-name="Table6.A1" office:value-type="string">
            <text:p text:style-name="P12">Answer</text:p>
          </table:table-cell>
        </table:table-row>
        <table:table-row>
          <table:table-cell table:style-name="Table6.A4" office:value-type="string">
            <text:p text:style-name="P16">(240,0)</text:p>
            <text:p text:style-name="P12"/>
            <text:p text:style-name="P12"/>
            <text:p text:style-name="P12"/>
            <text:p text:style-name="P12"><text:soft-page-break/></text:p>
          </table:table-cell>
        </table:table-row>
      </table:table>
      <text:p text:style-name="P1"/>
      <text:p text:style-name="P3"/>
      <text:p text:style-name="P8"/>
      <table:table table:name="Table8" table:style-name="Table8">
        <table:table-column table:style-name="Table8.A"/>
        <table:table-row>
          <table:table-cell table:style-name="Table8.A1" office:value-type="string">
            <text:p text:style-name="P12">Question 4</text:p>
          </table:table-cell>
        </table:table-row>
        <table:table-row>
          <table:table-cell table:style-name="Table8.A2" office:value-type="string">
            <text:p text:style-name="P12">Which of the following is not true of functions in SCRATCH</text:p>
            <text:p text:style-name="P12"/>
            <text:list xml:id="list5717603392968150383" text:style-name="LS1">
              <text:list-item>
                <text:p text:style-name="P20">A function can accept an input</text:p>
              </text:list-item>
              <text:list-item>
                <text:p text:style-name="P20">A function can return a result</text:p>
              </text:list-item>
              <text:list-item>
                <text:p text:style-name="P20">A function cannot invoke itself</text:p>
              </text:list-item>
            </text:list>
            <text:p text:style-name="P12"/>
            <text:p text:style-name="P12">Write your choice in the answer box below</text:p>
          </table:table-cell>
        </table:table-row>
        <table:table-row>
          <table:table-cell table:style-name="Table8.A1" office:value-type="string">
            <text:p text:style-name="P12">Answer</text:p>
          </table:table-cell>
        </table:table-row>
        <table:table-row>
          <table:table-cell table:style-name="Table8.A4" office:value-type="string">
            <text:p text:style-name="P16">3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6"/>
      <text:p text:style-name="P8"/>
      <table:table table:name="Table9" table:style-name="Table9">
        <table:table-column table:style-name="Table9.A"/>
        <table:table-row>
          <table:table-cell table:style-name="Table9.A1" office:value-type="string">
            <text:p text:style-name="P12">Question 5</text:p>
          </table:table-cell>
        </table:table-row>
        <table:table-row>
          <table:table-cell table:style-name="Table9.A2" office:value-type="string">
            <text:p text:style-name="P12">Which of the following is true of Scripts in SCRATCH</text:p>
            <text:p text:style-name="P12"/>
            <text:list xml:id="list3914751657415902788" text:style-name="LS2">
              <text:list-item>
                <text:p text:style-name="P21">A script can return a result</text:p>
              </text:list-item>
              <text:list-item>
                <text:p text:style-name="P21">A script can invoke itself </text:p>
              </text:list-item>
              <text:list-item>
                <text:p text:style-name="P22"><text:span text:style-name="T2">A script cannot </text:span><text:span text:style-name="T8">communicate</text:span><text:span text:style-name="T7"> </text:span><text:span text:style-name="T5">directly</text:span><text:span text:style-name="T3"> </text:span><text:span text:style-name="T2">another script.</text:span></text:p>
              </text:list-item>
            </text:list>
            <text:p text:style-name="P12"/>
            <text:p text:style-name="P12">Write your choice in the answer box below</text:p>
          </table:table-cell>
        </table:table-row>
        <table:table-row>
          <table:table-cell table:style-name="Table9.A1" office:value-type="string">
            <text:p text:style-name="P12">Answer</text:p>
          </table:table-cell>
        </table:table-row>
        <table:table-row>
          <table:table-cell table:style-name="Table9.A4" office:value-type="string">
            <text:p text:style-name="P16">3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4</meta:editing-cycles>
    <dc:date>2014-10-05T14:48:40.014821000</dc:date>
    <meta:editing-duration>PT3M41S</meta:editing-duration>
    <meta:document-statistic meta:table-count="9" meta:image-count="0" meta:object-count="0" meta:page-count="3" meta:paragraph-count="53" meta:word-count="286" meta:character-count="1574" meta:non-whitespace-character-count="1330"/>
  </office:meta>
</office:document-meta>
</file>